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0ca3" officeooo:paragraph-rsid="00150ca3"/>
    </style:style>
    <style:style style:name="P2" style:family="paragraph" style:parent-style-name="Standard">
      <style:text-properties officeooo:rsid="00150ca3" officeooo:paragraph-rsid="0016bad0"/>
    </style:style>
    <style:style style:name="T1" style:family="text">
      <style:text-properties officeooo:rsid="0016bad0"/>
    </style:style>
    <style:style style:name="T2" style:family="text">
      <style:text-properties officeooo:rsid="0017ed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O que são sistemas embarcados?</text:p>
      <text:p text:style-name="P1"><text:tab/>São sistemas com desenvolvimento voltados para aplicações especificas na qual fica executando repetidas vezes.</text:p>
      <text:p text:style-name="P1"/>
      <text:p text:style-name="P1">2)O que são sistemas microprocessados?</text:p>
      <text:p text:style-name="P1"><text:tab/>São sistemas que necessitam de um microprocessador para realizar determinadas tarefas. O microprocessador é programado para executar o que se é necessário.</text:p>
      <text:p text:style-name="P1"/>
      <text:p text:style-name="P1">3)Apresente aplicações de sistemas embarcados:</text:p>
      <text:p text:style-name="P1"><text:tab/>*Para industria automotiva;</text:p>
      <text:p text:style-name="P1"><text:tab/><text:tab/>Redes de comunicação embarcada</text:p>
      <text:p text:style-name="P1"><text:tab/><text:tab/>Sistemas de gps e navegação</text:p>
      <text:p text:style-name="P1"><text:tab/><text:tab/>Controle de motor e injeção eletr<text:span text:style-name="T1">ônica</text:span></text:p>
      <text:p text:style-name="P1"><text:span text:style-name="T1"><text:tab/><text:tab/>Alarmes</text:span></text:p>
      <text:p text:style-name="P2"><text:span text:style-name="T1"><text:tab/><text:tab/>Computador de bordo</text:span></text:p>
      <text:p text:style-name="P2"><text:span text:style-name="T1"><text:tab/><text:tab/>Controle de transmissão</text:span></text:p>
      <text:p text:style-name="P2"><text:span text:style-name="T1"><text:tab/><text:tab/>Sistemas em tempo real </text:span></text:p>
      <text:p text:style-name="P2"><text:span text:style-name="T1"><text:tab/><text:tab/>Controle de tração</text:span></text:p>
      <text:p text:style-name="P2"><text:span text:style-name="T1"><text:tab/><text:tab/>Suspensão ativa</text:span></text:p>
      <text:p text:style-name="P2"><text:span text:style-name="T1"><text:tab/><text:tab/>Sistemas de entretenimento</text:span></text:p>
      <text:p text:style-name="P1"><text:tab/>*Para eletrodomésticos;</text:p>
      <text:p text:style-name="P1"><text:tab/><text:tab/><text:span text:style-name="T1">Controle de maquina de lavar, micro-ondas, refrigeradores, ar-cpndicionado</text:span></text:p>
      <text:p text:style-name="P1"><text:tab/>*Para automação industrial;</text:p>
      <text:p text:style-name="P1"><text:tab/><text:tab/><text:span text:style-name="T2">Robótica industrial, instrumentos inteligentes, acionamentos elétricos, computador de vazão</text:span></text:p>
      <text:p text:style-name="P1"><text:tab/><text:tab/></text:p>
      <text:p text:style-name="P1">4)Cite arquiteturas possíveis e as diferenças entre elas.</text:p>
      <text:p text:style-name="P1">5)Por que usamos o Raspberry Pi na disciplina, ao invés de outro system on chip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7:43:30.88</meta:creation-date>
    <meta:editing-duration>PT1M22S</meta:editing-duration>
    <meta:editing-cycles>3</meta:editing-cycles>
    <meta:generator>LibreOffice/4.0.1.2$Windows_x86 LibreOffice_project/84102822e3d61eb989ddd325abf1ac077904985</meta:generator>
    <dc:date>2017-03-07T17:49:12.80</dc:date>
    <meta:document-statistic meta:table-count="0" meta:image-count="0" meta:object-count="0" meta:page-count="1" meta:paragraph-count="23" meta:word-count="133" meta:character-count="1017" meta:non-whitespace-character-count="874"/>
  </office:meta>
</office:document-meta>
</file>